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cd0cb" officeooo:paragraph-rsid="001cd0c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dae3a" officeooo:paragraph-rsid="001dae3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dae3a" officeooo:paragraph-rsid="001dae3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deac2" officeooo:paragraph-rsid="001deac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paragraph-rsid="001deac2"/>
    </style:style>
    <style:style style:name="T1" style:family="text">
      <style:text-properties officeooo:rsid="001deac2"/>
    </style:style>
    <style:style style:name="T2" style:family="text">
      <style:text-properties fo:color="#2a2a2a" style:font-name="Ope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er los botones de minimizar</text:p>
      <text:p text:style-name="P2"><text:tab/>gsettings set org.gnome.desktop.wm.preferences button-layout <text:tab/>'close,maximize,minimize:'</text:p>
      <text:p text:style-name="P2"/>
      <text:p text:style-name="P3">copiar gráfico</text:p>
      <text:p text:style-name="P3"><text:tab/>sudo nautilus</text:p>
      <text:p text:style-name="P3"/>
      <text:p text:style-name="P5">crear lanzadores</text:p>
      <text:p text:style-name="P6"><text:span text:style-name="T1"><text:tab/></text:span><text:span text:style-name="T2">gnome-desktop-item-edit ~/Escritorio --create-n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0:05:42.619228618</meta:creation-date>
    <dc:date>2020-12-08T22:52:05.621362827</dc:date>
    <meta:editing-duration>PT1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0" meta:character-count="213" meta:non-whitespace-character-count="196"/>
  </office:meta>
</office:document-meta>
</file>